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3:17:27.228145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02:50:31.007904809</meta:creation-date>
    <dc:date>2022-02-17T00:13:40.039518568</dc:date>
    <meta:editing-duration>PT1H51M2S</meta:editing-duration>
    <meta:editing-cycles>18</meta:editing-cycles>
    <meta:generator>LibreOffice/7.1.7.2$Linux_X86_64 LibreOffice_project/10$Build-2</meta:generator>
    <meta:document-statistic meta:table-count="1" meta:cell-count="5130" meta:object-count="0"/>
  </office:meta>
</office:document-meta>
</file>